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Mangal1" svg:font-family="Mangal"/>
    <style:font-face style:name="Bitstream Charter" svg:font-family="'Bitstream Charter'" style:font-pitch="variable"/>
    <style:font-face style:name="Caladea" svg:font-family="Caladea" style:font-pitch="variable"/>
    <style:font-face style:name="Century Schoolbook L" svg:font-family="'Century Schoolbook L'"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499cm" style:auto-text-indent="false" style:writing-mode="page"/>
      <style:text-properties fo:color="#000000" style:text-line-through-style="none" style:text-line-through-type="none" style:font-name="Calibri" fo:font-size="12pt" style:text-underline-style="none" fo:font-weight="normal" style:font-size-asian="12pt" style:font-weight-asian="normal" style:font-size-complex="12pt"/>
    </style:style>
    <style:style style:name="P2" style:family="paragraph" style:parent-style-name="Default">
      <style:paragraph-properties fo:margin-left="0cm" fo:margin-right="0cm" fo:text-align="justify" style:justify-single-word="false" fo:text-indent="0.499cm" style:auto-text-indent="false" style:writing-mode="page"/>
      <style:text-properties fo:color="#000000" style:text-line-through-style="none" style:text-line-through-type="none" style:font-name="Calibri" fo:font-size="12pt" style:text-underline-style="none" fo:font-weight="normal" style:font-size-asian="12pt" style:font-weight-asian="normal" style:font-size-complex="12pt"/>
    </style:style>
    <style:style style:name="P3" style:family="paragraph" style:parent-style-name="Default">
      <style:paragraph-properties fo:margin-left="0cm" fo:margin-right="0cm" fo:text-align="justify" style:justify-single-word="false" fo:text-indent="0.499cm" style:auto-text-indent="false" style:writing-mode="page"/>
      <style:text-properties fo:color="#000000" style:text-line-through-style="none" style:text-line-through-type="none" style:font-name="Calibri" fo:font-size="12pt" style:text-underline-style="none" fo:font-weight="normal" officeooo:paragraph-rsid="000ead34" style:font-size-asian="12pt" style:font-weight-asian="normal" style:font-size-complex="12pt"/>
    </style:style>
    <style:style style:name="P4" style:family="paragraph" style:parent-style-name="Default">
      <style:paragraph-properties fo:margin-left="0cm" fo:margin-right="0cm" fo:text-align="justify" style:justify-single-word="false" fo:text-indent="0.499cm" style:auto-text-indent="false" style:writing-mode="page"/>
      <style:text-properties fo:color="#000000" style:text-line-through-style="none" style:text-line-through-type="none" style:font-name="Calibri" fo:font-size="12pt" style:text-underline-style="none" fo:font-weight="normal" officeooo:paragraph-rsid="000f5c0f" style:font-size-asian="12pt" style:font-weight-asian="normal" style:font-size-complex="12pt"/>
    </style:style>
    <style:style style:name="P5" style:family="paragraph" style:parent-style-name="Default">
      <style:paragraph-properties fo:margin-left="0cm" fo:margin-right="0cm" fo:text-align="justify" style:justify-single-word="false" fo:text-indent="0cm" style:auto-text-indent="false" style:writing-mode="page"/>
      <style:text-properties fo:color="#000000" style:text-line-through-style="none" style:text-line-through-type="none" style:font-name="Calibri" fo:font-size="12pt" style:text-underline-style="none" fo:font-weight="normal" style:font-size-asian="12pt" style:font-weight-asian="normal" style:font-size-complex="12pt"/>
    </style:style>
    <style:style style:name="P6" style:family="paragraph" style:parent-style-name="Title">
      <style:paragraph-properties fo:margin-left="0cm" fo:margin-right="0cm" fo:text-align="center" style:justify-single-word="false" fo:text-indent="0.499cm" style:auto-text-indent="false" style:writing-mode="page"/>
      <style:text-properties style:font-name="Century Schoolbook L" fo:font-size="20pt" style:font-size-asian="20pt" style:font-size-complex="20pt"/>
    </style:style>
    <style:style style:name="P7" style:family="paragraph" style:parent-style-name="Heading_20_1">
      <style:paragraph-properties fo:margin-left="0cm" fo:margin-right="0cm" fo:text-align="justify" style:justify-single-word="false" fo:text-indent="0.499cm" style:auto-text-indent="false" style:writing-mode="page"/>
    </style:style>
    <style:style style:name="P8" style:family="paragraph" style:parent-style-name="Heading_20_3">
      <style:paragraph-properties fo:margin-left="0cm" fo:margin-right="0cm" fo:text-align="justify" style:justify-single-word="false" fo:text-indent="0.499cm" style:auto-text-indent="false" style:writing-mode="page"/>
    </style:style>
    <style:style style:name="T1" style:family="text">
      <style:text-properties style:font-name="Bitstream Charter"/>
    </style:style>
    <style:style style:name="T2" style:family="text">
      <style:text-properties style:font-name="Caladea"/>
    </style:style>
    <style:style style:name="T3" style:family="text">
      <style:text-properties style:font-name="Century Schoolbook L"/>
    </style:style>
    <style:style style:name="T4" style:family="text">
      <style:text-properties officeooo:rsid="0011227d"/>
    </style:style>
    <style:style style:name="T5" style:family="text">
      <style:text-properties style:font-name="Cantarell" officeooo:rsid="0011227d" style:font-name-asian="Cantarell" style:font-name-complex="Cantarell"/>
    </style:style>
    <style:style style:name="T6" style:family="text">
      <style:text-properties officeooo:rsid="0011227d" style:font-name-asian="SimSun" style:font-name-complex="Mangal"/>
    </style:style>
    <style:style style:name="T7" style:family="text">
      <style:text-properties officeooo:rsid="0012ae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lisibilité intellectuelle ou profonde-relative à la compréhension - </text:p>
      <text:p text:style-name="P2">Le texte doit contenir un vocabulaire courant, des phrases simples et une structure cohérente, ce qui est plus facile à comprendre. </text:p>
      <text:h text:style-name="P7" text:outline-level="1"><text:span text:style-name="T7">I. </text:span>Hiérarchisez vos informations … </text:h>
      <text:p text:style-name="P2">Avant d’écrire votre article, vous devez vous poser les bonnes questions et cibler votre lectorat potentiel. A qui est destiné votre article, vos contenus intéressent quel type de personnes ? Définissez le profil de votre lecteur et essayer de vous mettre à sa place. </text:p>
      <text:p text:style-name="P3">Le début de l’article est important : c’est l’accroche. Vous y développez l’information la plus visible, une information qui répond à un réel besoin pour l’internaute. </text:p>
      <text:p text:style-name="P3">Au fur et à mesure que l’internaute poursuit sa lecture, cette première information doit être décrite d’une manière plus large en insérant de nouveaux détails. Allez du générique vers le détaillé, des informations les plus importantes vers des informations plus spécialisées (d’où l’expression pyramide inversée). </text:p>
      <text:p text:style-name="P2">La fin de votre article est consacrée à un appel à l’action : articles liés, liens extérieurs pour approfondir le sujet ou prise de contact. </text:p>
      <text:h text:style-name="P7" text:outline-level="1"><text:span text:style-name="T7">II. </text:span>Structurez votre texte … </text:h>
      <text:p text:style-name="P2">La structure de votre article est essentielle. Elle rendra sa lecture plus simple, plus agréable, moins fatigante. Le lecteur pourra d’un coup d’oeil repérer les éléments importants du texte, en faire ainsi une lecture diagonale rapide qui le décideront ou pas à une lecture plus approfondie. </text:p>
      <text:h text:style-name="P8" text:outline-level="3"><text:span text:style-name="T7">1. </text:span>Le titre (première accroche) </text:h>
      <text:p text:style-name="P2">Le titre d’un article a une importance capitale : il doit vite capter l’attention du lecteur, piquer sa curiosité. Il doit amorcer la lecture de l’ensemble de l’annonce et pousser le lecteur à aller plus loin. Il est aussi important pour le référencement car les moteurs de recherche y puisent des éléments qui vont permettre à votre contenu d’apparaître. Si vous parlez d’un sujet qui n’apparaît pas clairement dans le titre, cela risque d’être pénalisant. Lorsque vous rédigez votre titre, rappelez-vous que vous devez être clair et direct. C’est une des différences avec la presse écrite qui peut parfois jouer avec les mots pour inte<text:span text:style-name="T7">r</text:span>peler le lecteur. Si votre titre est mauvais, votre article ne sera pas lu même si votre contenu est très bon ! Votre titre doit résumer d’une manière percutante les propos de votre article : avec des mots courts et peu nombreux (10 au maximum) <text:span text:style-name="T7">et </text:span>avec des mots simples : plus la formule est simple, plus elle attire l’attention.</text:p>
      <text:p text:style-name="P2">EXEMPLE : Plutôt que de titrer : « Séance d’information générale ouverte au public sur le thème des plantes transgéniques et de leurs implications diverses pour les trois régions de Belgique »… vous titrerez : « Plantes transgéniques : les enjeux pour la Belgique (conférence) » </text:p>
      <text:h text:style-name="P8" text:outline-level="3"><text:span text:style-name="T7">2. </text:span>Le chapeau (deuxième accroche) </text:h>
      <text:p text:style-name="P2">Le chapeau doit développer brièvement votre titre en donnant envie au lecteur d’en savoir plus. </text:p>
      <text:p text:style-name="P5">C’est un petit paragraphe d’une à trois phrases qui résume l’information essentielle de l’article qui annonce les principales informations développées dans l’article. Généralement, il est conseillé de le rédiger comme une conclusion. Si votre conclusion intéresse le lecteur, il sera tenté de lire votre exposé. Comme ce chapeau commence votre article, il est aussi le premier contenu lu par les moteurs de recherche après le titre. </text:p>
      <text:h text:style-name="P8" text:outline-level="3"><text:soft-page-break/><text:span text:style-name="T7">3. </text:span>Les paragraphes </text:h>
      <text:p text:style-name="P4">Le corps de votre article ne doit pas être écrit comme un roman. En fonction de votre contenu, vous devrez répondre au mieux aux attentes des lecteurs. Pour diffuser une information, l’article devra être court et le plus précis possible. Si le sujet nécessite un contenu plus long, pensez à l’aérer en paragraphe, à y ajouter des images quand c’est possible. Pour de l’informatif, plus le contenu de votre article sera précis et court, plus vous aurez des chances que le lecteur lise tout le contenu de votre article. </text:p>
      <text:p text:style-name="P4">N’oubliez pas l’objectif de votre article : séduire le lecteur en un minimum de temps ! Dans les deux premiers paragraphes de votre article, il est primordial que vous répondiez aux questions les plus attendues de vos lecteurs : Qui ? Quoi ? Pourquoi ? Où ? Comment ? Un texte compréhensible est un texte bien écrit … En ce qui concerne le style à adopter, tout le monde doit pouvoir comprendre votre article : </text:p>
      <text:p text:style-name="P2"><text:span text:style-name="T7">1) </text:span>Ecrivez votre article avec des mots compris par tous (cela facilite l’accessibilité) ; </text:p>
      <text:p text:style-name="P2"><text:span text:style-name="T7">2) </text:span>Evitez les effets littéraires ou un style trop original (n’oubliez pas que vous souhaitez faire passer un message) ; </text:p>
      <text:p text:style-name="P2"><text:span text:style-name="T7">3) </text:span>Ecrivez concis (n’oubliez pas que les internautes passent très peu de temps sur une page) ; </text:p>
      <text:p text:style-name="P2">Soyez le plus direct possible (ne tournez pas autour du sujet) ; </text:p>
      <text:p text:style-name="P1"><text:span text:style-name="T7">4) </text:span>Evitez les phrases longues, les mots de liaisons inut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Mangal1" svg:font-family="Mangal"/>
    <style:font-face style:name="Bitstream Charter" svg:font-family="'Bitstream Charter'" style:font-pitch="variable"/>
    <style:font-face style:name="Caladea" svg:font-family="Caladea" style:font-pitch="variable"/>
    <style:font-face style:name="Century Schoolbook L" svg:font-family="'Century Schoolbook L'"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itle" style:family="paragraph" style:parent-style-name="Heading" style:next-style-name="Text_20_body" style:class="chapter">
      <style:paragraph-properties fo:text-align="center" style:justify-single-word="false" style:writing-mode="page"/>
      <style:text-properties fo:font-size="2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0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4pt" fo:font-style="italic" fo:font-weight="normal"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0:00:00</meta:creation-date>
    <meta:initial-creator>Morgane</meta:initial-creator>
    <dc:date>2019-09-30T12:40:46.026446963</dc:date>
    <meta:editing-duration>PT24M11S</meta:editing-duration>
    <meta:editing-cycles>5</meta:editing-cycles>
    <meta:generator>LibreOffice/5.2.7.2$Linux_X86_64 LibreOffice_project/20m0$Build-2</meta:generator>
    <meta:document-statistic meta:table-count="0" meta:image-count="0" meta:object-count="0" meta:page-count="2" meta:paragraph-count="23" meta:word-count="767" meta:character-count="4672" meta:non-whitespace-character-count="3906"/>
  </office:meta>
</office:document-meta>
</file>